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F000000DAC6A0B701A3024C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92cm" svg:y1="27.638cm" svg:x2="21.72cm" svg:y2="27.638cm">
          <text:p/>
        </draw:line>
        <draw:frame draw:style-name="gr2" draw:text-style-name="P2" draw:layer="layout" svg:width="6.754cm" svg:height="3.69cm" svg:x="0.619cm" svg:y="0.6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0.6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0.6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4.3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4.3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4.3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8.1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8.1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8.1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12.0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12.0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12.0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19.9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19.9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19.9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23.8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23.8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23.8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16.0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7.619cm" svg:y="16.012cm">
          <draw:image xlink:href="Pictures/100002010000018F000000DAC6A0B701A3024C47.png" xlink:type="simple" xlink:show="embed" xlink:actuate="onLoad">
            <text:p/>
          </draw:image>
        </draw:frame>
        <draw:frame draw:style-name="gr2" draw:text-style-name="P2" draw:layer="layout" svg:width="6.754cm" svg:height="3.69cm" svg:x="14.519cm" svg:y="16.012cm">
          <draw:image xlink:href="Pictures/100002010000018F000000DAC6A0B701A3024C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19-03-04T07:45:35.400000000</dc:date>
    <meta:editing-duration>P1DT22M57S</meta:editing-duration>
    <meta:editing-cycles>8</meta:editing-cycles>
    <meta:generator>LibreOffice/5.4.4.2$Windows_X86_64 LibreOffice_project/2524958677847fb3bb44820e40380acbe820f960</meta:generator>
    <meta:print-date>2019-03-04T07:46:07.466000000</meta:print-date>
    <meta:document-statistic meta:object-count="22"/>
  </office:meta>
</office:document-meta>
</file>